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BB0000002C30EFFB49.png"/>
  <manifest:file-entry manifest:media-type="image/png" manifest:full-path="Pictures/100002010000004100000027E90CC282.png"/>
  <manifest:file-entry manifest:media-type="image/png" manifest:full-path="Pictures/100002010000007A00000029BCDFF7EC.png"/>
  <manifest:file-entry manifest:media-type="image/png" manifest:full-path="Pictures/100002010000009D000000165CB537F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Standard">
      <style:paragraph-properties fo:orphans="2" fo:widows="2"/>
      <style:text-properties fo:font-variant="normal" fo:text-transform="none" fo:color="#252525" style:font-name="Roboto" fo:font-size="14pt" fo:letter-spacing="normal" fo:font-style="normal" fo:font-weight="normal"/>
    </style:style>
    <style:style style:name="P3" style:family="paragraph" style:parent-style-name="Standard">
      <style:text-properties fo:font-variant="normal" fo:text-transform="none" fo:color="#252525" style:font-name="Roboto" fo:font-size="18pt" fo:letter-spacing="normal" fo:font-style="normal" fo:font-weight="normal"/>
    </style:style>
    <style:style style:name="P4" style:family="paragraph" style:parent-style-name="Standard" style:list-style-name="L1">
      <style:paragraph-properties fo:orphans="2" fo:widows="2"/>
      <style:text-properties fo:font-variant="normal" fo:text-transform="none" fo:color="#252525" style:font-name="Roboto" fo:font-size="18pt" fo:letter-spacing="normal" fo:font-style="normal" fo:font-weight="normal"/>
    </style:style>
    <style:style style:name="P5" style:family="paragraph" style:parent-style-name="Standard">
      <style:paragraph-properties fo:orphans="2" fo:widows="2"/>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variant="normal" fo:text-transform="none" fo:color="#252525" style:font-name="Roboto" fo:font-size="18pt" fo:letter-spacing="normal" fo:font-style="normal" fo:font-weight="normal"/>
    </style:style>
    <style:style style:name="P8" style:family="paragraph" style:parent-style-name="Standard" style:list-style-name="L2">
      <style:paragraph-properties fo:margin-left="0in" fo:margin-right="0in" fo:text-indent="0in" style:auto-text-indent="false"/>
      <style:text-properties fo:font-variant="normal" fo:text-transform="none" fo:color="#252525" style:font-name="Roboto" fo:font-size="18pt" fo:letter-spacing="normal" fo:font-style="normal" fo:font-weight="normal"/>
    </style:style>
    <style:style style:name="P9" style:family="paragraph" style:parent-style-name="Standard">
      <style:paragraph-properties fo:margin-left="0in" fo:margin-right="0in" fo:text-indent="0in" style:auto-text-indent="false"/>
      <style:text-properties fo:font-variant="normal" fo:text-transform="none" fo:color="#252525" style:font-name="Roboto" fo:font-size="18pt" fo:letter-spacing="normal" fo:font-style="normal" fo:font-weight="bold" style:font-weight-asian="bold" style:font-weight-complex="bold"/>
    </style:style>
    <style:style style:name="P10" style:family="paragraph" style:parent-style-name="Standard">
      <style:paragraph-properties fo:margin-left="0in" fo:margin-right="0in" fo:text-indent="0in" style:auto-text-indent="false" fo:break-before="page"/>
    </style:style>
    <style:style style:name="P11" style:family="paragraph" style:parent-style-name="Standard">
      <style:paragraph-properties fo:margin-left="0in" fo:margin-right="0in" fo:text-indent="0in" style:auto-text-indent="false" fo:break-before="page"/>
      <style:text-properties fo:font-variant="normal" fo:text-transform="none" fo:color="#252525" style:font-name="Roboto" fo:font-size="18pt" fo:letter-spacing="normal" fo:font-style="normal" fo:font-weight="normal"/>
    </style:style>
    <style:style style:name="P12" style:family="paragraph" style:parent-style-name="Standard">
      <style:paragraph-properties fo:margin-left="0in" fo:margin-right="0in" fo:text-indent="0in" style:auto-text-indent="false" fo:break-before="page"/>
      <style:text-properties fo:font-variant="normal" fo:text-transform="none" fo:color="#252525" style:font-name="Roboto" fo:font-size="18pt" fo:letter-spacing="normal" fo:font-style="normal" fo:font-weight="bold" style:font-weight-asian="bold" style:font-weight-complex="bold"/>
    </style:style>
    <style:style style:name="P13" style:family="paragraph" style:parent-style-name="Standard">
      <style:paragraph-properties fo:margin-left="0.0693in" fo:margin-right="0.0693in" fo:margin-top="0.0693in" fo:margin-bottom="0.0693in" fo:orphans="2" fo:widows="2" fo:text-indent="0in" style:auto-text-indent="false" fo:padding="0in" fo:border="none"/>
      <style:text-properties fo:font-variant="normal" fo:text-transform="none" fo:color="#252525" style:font-name="Roboto" fo:font-size="18pt" fo:letter-spacing="normal" fo:font-style="normal" fo:font-weight="normal"/>
    </style:style>
    <style:style style:name="P14" style:family="paragraph" style:parent-style-name="Standard">
      <style:paragraph-properties fo:orphans="2" fo:widows="2" fo:break-before="page"/>
      <style:text-properties fo:font-variant="normal" fo:text-transform="none" fo:color="#252525" style:font-name="Roboto" fo:font-size="14pt" fo:letter-spacing="normal" fo:font-style="normal" fo:font-weight="normal"/>
    </style:style>
    <style:style style:name="T1" style:family="text">
      <style:text-properties fo:font-variant="normal" fo:text-transform="none" fo:color="#252525" style:font-name="Roboto" fo:font-size="18pt" fo:letter-spacing="normal" fo:font-style="normal" fo:font-weight="normal"/>
    </style:style>
    <style:style style:name="T2" style:family="text">
      <style:text-properties fo:font-variant="normal" fo:text-transform="none" fo:color="#252525" style:font-name="Roboto" fo:font-size="14pt" fo:letter-spacing="normal" fo:font-style="normal" fo:font-weight="normal"/>
    </style:style>
    <style:style style:name="T3" style:family="text">
      <style:text-properties fo:font-variant="normal" fo:text-transform="none" fo:color="#333333" style:font-name="arial" fo:letter-spacing="normal" fo:font-style="normal" fo:font-weight="normal"/>
    </style:style>
    <style:style style:name="T4" style:family="text">
      <style:text-properties fo:font-variant="normal" fo:text-transform="none" fo:color="#333333" style:font-name="arial" fo:letter-spacing="normal" fo:font-style="italic" fo:font-weight="normal"/>
    </style:style>
    <style:style style:name="T5" style:family="text">
      <style:text-properties fo:font-size="18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ới Thiệu</text:p>
      <text:p text:style-name="Standard"/>
      <text:p text:style-name="P3">Quản lý danh mục đầu tư là một trong những vấn đề nóng nhất trong lĩnh vực tài chính. Nó chủ yếu liên quan đến sự kết hợp tốt nhất của chứng khoán cho lợi nhuận cụ thể mà các nhà đầu tư cần. Lý thuyết cơ bản về tối ưu hoá danh mục đầu tư có thể được tìm từ khuôn khổ Markowitz [1], trong đó lựa chọn phân bổ đầu tư của các nhà đầu tư dựa trên phân tích phương sai. Rất nhiều công việc sau đó đã góp phần nghiên cứu danh mục đầu tư bằng cách sử dụng nhiều phương pháp khác nhau, ví dụ như mạng lưới thần kinh [2-4], các thuật toán di truyền [5, 6], mô phỏng ủ [7], Lý thuyết ma trận ngẫu nhiên (RMT ) lọc [8, 9], và phân cụm theo cấp bậc [10-13].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Markowitz [14, 15], vì nó dành cho tỷ lệ đầu tư của một số lượng cổ phiếu được lựa chọn.</text:p>
      <text:section text:style-name="Sect1" text:name="translation">
        <text:p text:style-name="P2"><text:line-break/></text:p>
      </text:section>
      <text:p text:style-name="P6"><text:line-break/></text:p>
      <text:p text:style-name="P7">Bằng cách sử dụng phương pháp phân cụm theo thứ bậc, mối tương quan giữa các cổ phiếu được tiết lộ bởi cấu trúc tô pô của mạng lưới cổ phần xây dựng [16-25] và có thể được áp dụng cho tối ưu hóa danh mục đầu tư. Một mô tả về mối tương quan giữa các cổ phiếu mô tả tối thiểu về cây lan rộng (MST) mô tả các cổ phiếu trong danh mục rủi ro tối thiểu (danh mục đầu tư Markowitz tối ưu) có xu hướng nằm ở vùng ngoại ô của mạng lưới tài sản [10, 27]. Bằng cách khai thác cấu trúc phụ thuộc của các cổ phiếu tài chính sử dụng cả phương pháp MST và các phương pháp lọc PMFG (planst maximumally filtered graphs), người ta thấy rằng danh mục <text:soft-page-break/>đầu tư từ các cổ phiếu ngoại vi có rủi ro thấp hơn và lợi nhuận cao hơn danh mục đầu tư từ các cổ phiếu trung ương, tính trung tâm / ngoại vi được đo bằng các chỉ số như mức độ, trung tính giữa, tâm lệch tâm, gần nhau và điểm trung tâm của người bản địa [11]. Thuật toán phân cụm K-means và thuật toán phân cụm có nghĩa là C được dùng để phân loại chứng khoán. Các cổ phiếu được lựa chọn từ các nhóm phân loại này được sử dụng để xây dựng danh mục đầu tư, hoạt động tốt hơn chỉ tiêu chuẩn [12]. Các công trình tương tự đã được thực hiện ở các thị trường chứng khoán Ấn Độ, Đài Loan và Trung Quốc sử dụng phân tích cụm K-means tương tự [13, 14]. Hơn nữa, các cụm hoặc các cộng đồng được phát hiện từ đồ thị mạng cũng cung cấp thông tin hữu ích cho mối tương quan giữa các cổ phiếu [19, 22, 28, 29], cũng đã được sử dụng trong việc lựa chọn danh mục cổ phiếu [30-32]. Loại phương pháp này tương tự như thuật toán phân cụm cho sự giống nhau của chúng trong các lựa chọn cổ phiếu từ các cụm hoặc cộng đồng được phân chia theo các cách tiếp cận cụ thể.</text:p>
      <text:p text:style-name="P7"/>
      <text:p text:style-name="P7">Bằng chứng từ các nghiên cứu gần đây cho thấy rằng cấu trúc tô pô của mạng lưới chứng khoán đang phát triển theo thời gian và những thay đổi rõ rệt trong các cuộc khủng hoảng tài chính [22, 28, 29, 33-38]. Do đó, một tập hợp cố định các cổ phiếu không phải là một lựa chọn khôn ngoan cho việc lựa chọn danh mục đầu tư trong điều kiện thị trường khác nhau. Một cách có thể để giải quyết vấn đề này là xác định các nhóm chứng khoán dựa trên các đồ thị mạng trong các khoảng thời gian khác nhau (di chuyển cửa sổ) và thực hiện lựa chọn danh mục đầu tư từ các cụm được xác định trong từng khoảng thời gian [11]. Một cách khác là sử dụng phương pháp DCC) để ước tính độ tương quan giữa thời gian giữa lợi <text:soft-page-break/>nhuận cổ phiếu dựa trên khung Markowitz [39-41]. Một bộ ước lượng mới được gọi là hệ số tương quan chéo (DCCA) được sử dụng để mô tả tương quan giữa các chuỗi động học phi tuyến [42-45]. Các công trình khác đề cập đến thuật toán tiến hóa bao gồm [14, 46].</text:p>
      <text:p text:style-name="P7"/>
      <text:p text:style-name="P7">Động cơ chính của nghiên cứu này là đề xuất một chiến lược đầu tư mới năng động dựa trên cơ cấu thời gian của các mạng lưới lọc tài chính trên thị trường chứng khoán Trung Quốc.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11] và các cổ phiếu trung tâm, tương quan cao và đồng bộ trong phong trào giá cả. Danh mục đầu tư được lựa chọn sau đó được sử dụng để đầu tư vào đường chân trời đầu tư sau.</text:p>
      <text:p text:style-name="P7"/>
      <text:p text:style-name="P7">Các điều kiện thị trường cơ bản được xem xét thêm trong chiến lược danh mục năng động của chúng tôi, bao gồm chiến lược đầu tư cùng với việc lựa chọn danh mục đầu tư. Một nghiên cứu gần đây đã xác minh rằng dự đoán giá cả và biến động chính xác có thể được sử dụng làm cơ sở cho chiến lược giao dịch cụ thể được thông qua cho danh mục đầu tư. Trong nghiên cứu của chúng tôi ở đây, chúng tôi cho rằng danh mục đầu tư tối ưu có thể thay đổi theo các điều kiện thị trường khác nhau và đầu tư theo danh mục đầu tư được thực hiện dựa trên sự thay đổi giá cả và giá dự đoán <text:soft-page-break/>trong tương lai. Để đơn giản, ba điều kiện thị trường: xu hướng rút gọn và rút gọn của giá hàng ngày và một trạng thái tương đối ổn định ở giữa sẽ được sử dụng trong việc lựa chọn và các chân trời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chúng tôi, chúng tôi sẽ tiến hành quá trình đào tạo sử dụng nửa đầu của dữ liệu mẫu và sử dụng danh mục đầu tư tối ưu từ đào tạo để đầu tư sử dụng nửa còn lại của dữ liệu mẫu. Như sẽ trình bày dưới đây, danh mục đầu tư tối ưu của chúng tôi tốt hơn chỉ số chứng khoán chuẩn so với trung bình.</text:p>
      <text:p text:style-name="P7"/>
      <text:p text:style-name="P11">Dữ liệu và phương pháp</text:p>
      <text:p text:style-name="P7">Dữ liệu hàng ngày của chúng tôi bao gồm 181 × 2 cổ phiếu niêm yết trên thị trường Thượng Hải và Thâm Quyến A-Share, có khối lượng lớn nhất ở hai thị trường chứng khoán chính ở Trung Quốc đại lục, trong khoảng thời gian 15 năm từ ngày 1 tháng 1 năm 2000 đến ngày 31 tháng 12 năm 2014. Để đảm bảo sự liên tục và toàn vẹn của dữ liệu, các cổ phiếu được lựa chọn trong nghiên cứu của chúng tôi là cổ phần tích cực nhất giao dịch cổ phiếu trong suốt giai đoạn lấy mẫu. Với mục đích này, chúng tôi loại bỏ những cổ phiếu đã bị đình chỉ thị trường trong hơn 46 ngày giao dịch, khoảng 1% trong tổng số 3.627 ngày giao dịch. Quá trình lọc này tạo ra dữ liệu mẫu bao gồm 181 cổ phiếu A-Share và 643,404 và 639,607 bản ghi hàng ngày cho hai thị trường tương ứng. Dòng hồi tiếp của một cổ phiếu i được tính như ri (t) = ln Pi (t) - ln Pi (t - 1), trong đó Pi (t) là giá đóng cửa của cổ phiếu i vào ngày thứ t. Giá của 181 × 2 cổ phiếu được tính toán, và các ảnh hưởng của các hành động của công ty được loại bỏ, ví dụ như cổ tức bằng tiền mặt, phần thưởng và vấn đề quyền.</text:p>
      <text:p text:style-name="P7"/>
      <text:p text:style-name="P7">Vào một ngày nhất định, một ma trận tương quan được tính bằng cách sử dụng bộ ước lượng hệ số tương quan Pearson trên chuỗi trả về trong cửa sổ {t - δt + 1, ..., t} và mạng chứng khoán được xây dựng bằng phương pháp MST, xem chi tiết trong xây dựng mạng lưới trong phương pháp. Mười loại danh mục đầu tư được lựa chọn tương ứng từ 10% của hầu hết các chứng khoán trung tâm và ngoại vi trong đồ thị MST, trung tâm / ngoại vi của nó được đo bằng năm tham số ghi lại topo mạng: độ, trung tính giữa, khoảng cách trên tiêu chuẩn độ, khoảng cách trên tiêu chí tương quan và khoảng cách trên tiêu chí khoảng cách. Để biết thêm chi tiết, xem lựa chọn danh mục đầu tư trong Phương pháp. Các danh mục được lựa <text:soft-page-break/>chọn được sử dụng để đầu tư vào đường chân trời sau (t + 1, ..., t + Δt}, với trọng số bằng nhau cho mỗi cổ phiếu đã chọn [47], trong đó chiến lược danh mục đầu tư 1 / N được chứng minh là hiệu quả hơn mô hình phương sai trung bình. Thu nhập đầu tư của danh mục đầu tư được lựa chọn được tính toán dưới 9 kết hợp của điều kiện thị trường trong việc lựa chọn và đầu tư. Các điều kiện thị trường bao gồm drawup (U), drawdown (D) và trạng thái ổn định (S) xác định theo tiêu chuẩn ngày giao dịch, tiêu chuẩn biên độ, tiêu chí "OR" và tiêu chí "AND". Vui lòng tham khảo các mô tả về việc xác định các điều kiện thị trường trong các Phương pháp. Do kết quả thu được từ ba tiêu chí tương tự về số lượng, chúng tôi sẽ chỉ trình bày các kết quả dựa trên tiêu chí ngày giao dịch ở đây. Một sau đó di chuyển đến t + φ. Một chiến lược danh mục giống nhau được thông qua bằng cách chọn danh mục đầu tư trong cửa sổ (đường chân trời) {t + φ - δt + 1, ..., t + φ} và sau đó sử dụng danh mục đầu tư đã chọn để đầu tư vào đường chân trời {t + φ + 1, ..., t + φ + Δt}. Lợi tức đầu tư của 10 loại danh mục đầu tư được lựa chọn được tính toán dưới 9 kết hợp của điều kiện thị trường trong hai phạm vi, và danh mục đầu tư tối ưu có được bằng cách đánh giá hiệu suất trung bình cho các cửa sổ di chuyển khác nhau.</text:p>
      <text:p text:style-name="P7"><text:bookmark text:name="translation"/>Sự lựa chọn thích hợp của δt và φ thực sự sẽ giúp mạng nắm bắt được thông tin của dữ liệu ban đầu càng nhiều càng tốt. Δt lớn hơn và nhỏ hơn φ là, cấu trúc mạng ổn định hơn, và càng có nhiều thông tin thị trường được lọc ra. Ngược lại, cấu trúc mạng dễ bay hơi hơn và không đúng [48, 49], mặc dù sự dao động thời gian có thể dễ dàng nhận thấy. Nhiều nghiên cứu đã chỉ ra rằng để đảm bảo chứng khoán có đủ số ngày giao dịch có ý nghĩa thống kê, nên lớn hơn số lượng cổ phiếu mẫu N = 181 [50, 51]. Chúng tôi chọn δt = 10 tháng (≈ 200 ngày) và φ = 1 tháng (≈ 20 ngày) bằng cách quan sát cẩn thận <text:soft-page-break/>và tính toán chính xác, do đó có 161 điểm hằng ngày sẽ được sử dụng cho tổng đầu tư danh mục đầu tư. Việc xác định các giá trị tối ưu của tham số φ và kích cỡ của đường chân trời đầu tư Δt sẽ được mô tả chi tiết trong quá trình xây dựng mạng lưới và xác định đường chân trời đầu tư theo phương pháp.</text:p>
      <text:section text:style-name="Sect1" text:name="Section1">
        <text:p text:style-name="P2"><text:line-break/></text:p>
      </text:section>
      <text:p text:style-name="P6"><text:line-break/></text:p>
      <text:p text:style-name="P10"/>
      <text:p text:style-name="P7">Xây dựng mạng dựa trên phương pháp MST</text:p>
      <text:p text:style-name="Standard"><text:line-break/><text:line-break/><text:span text:style-name="T1">Giả sử ri (t) và rj (t) là lợi nhuận loga của các cổ phiếu i và j, hệ số tương quan Pearson giữa các chuỗi trả về của chúng được cho bởi</text:span></text:p>
      <text:p text:style-name="Standard"><text:span text:style-name="T1"/></text:p>
      <text:p text:style-name="Standard"><text:span text:style-name="T1"><draw:frame draw:style-name="fr1" draw:name="graphics1" text:anchor-type="as-char" svg:y="-0.861in" svg:width="3.6945in" svg:height="0.722in" draw:z-index="0"><draw:image xlink:href="http://journals.plos.org/plosone/article/file?type=thumbnail&amp;id=info:doi/10.1371/journal.pone.0169299.e001" xlink:type="simple" xlink:show="embed" xlink:actuate="onLoad"/></draw:frame></text:span></text:p>
      <text:p text:style-name="Standard"><text:span text:style-name="T1"/></text:p>
      <text:p text:style-name="P7"/>
      <text:p text:style-name="P13">trong đó E [⋅] biểu diễn kỳ vọng toán học của dãy theo thời gian t. Trước khi xây dựng biểu đồ MST, hệ số tương quan được chuyển đổi thành khoảng cách giữa các cổ phiếu i và j theo phương trình sau:</text:p>
      <text:p text:style-name="Standard"><draw:frame draw:style-name="fr2" draw:name="graphics2" text:anchor-type="paragraph" svg:width="2.1807in" svg:height="0.3055in" draw:z-index="1"><draw:image xlink:href="Pictures/100002010000009D000000165CB537FE.png" xlink:type="simple" xlink:show="embed" xlink:actuate="onLoad"/></draw:frame><text:line-break/><text:bookmark text:name="translation1"/><text:span text:style-name="T1">Khoảng cách d (i, j) dao động từ 0 đến 2, và một khoảng cách nhỏ tương ứng với hệ số tương quan lớn. Đối với 181 kho dữ liệu mẫu tại thị trường Thượng Hải và Thâm Quyến A-Chia sẻ, mỗi một thị trường thu được ma trận khoảng cách với 181 × 181 nguyên tố. Việc ước lượng ma trận tương quan đã không thể tránh khỏi với sự không chắc chắn về mặt thống kê, do độ dài hữu hạn của dòng hồi tiếp cũng như nhiễu.</text:span></text:p>
      <text:section text:style-name="Sect1" text:name="Section2">
        <text:p text:style-name="P2"/>
        <text:p text:style-name="P5"><text:bookmark text:name="translation2"/><text:span text:style-name="T1">Chúng tôi chọn phương pháp MST để lọc ra các đồ thị mạng trong mỗi cửa sổ để loại bỏ sự dư thừa và tiếng ồn trong khi duy trì liên kết quan trọng. Bằng cách xây dựng cây mở rộng tối thiểu, chúng ta có hiệu quả làm giảm không gian thông tin từ n (n - 1) / 2 hệ số tương quan đến n - 1 cạnh cây. Nói cách khác, lượng thông tin đang được nén đáng kể. Thủ tục xây </text:span><text:soft-page-break/><text:span text:style-name="T1">dựng mạng MST có thể được thực hiện như sau: Thứ nhất, bố trí khoảng cách giữa tất cả các cặp cổ phiếu theo thứ tự tăng dần. 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16, 17, 52-54] đã sử dụng mô hình MST để lọc mạng. Với dữ liệu được sử dụng trong nghiên cứu của chúng tôi, chúng tôi chọn thuật toán Prim để xây dựng mạng của chúng tôi.</text:span><text:line-break/><text:bookmark text:name="translation3"/><text:span text:style-name="T1">Có một mối quan hệ chặt chẽ giữa ma trận hệ số tương quan và ma trận khoảng cách MST. Để điều tra mối quan hệ của chúng, chúng ta tính toán hệ số tương quan tuyến tính Pearson giữa giá trị trung bình, phương sai, độ lệch và kurtosis của các phần tử trong cả hai ma trận. Nói chung, giá trị trung bình của các phần tử trong hai ma trận tương phản với nhau, và có các đặc tính tương tự cho độ lệch. Sự khác biệt, cùng với kurtosis của các yếu tố trong hai ma trận có tương quan dương. Những đặc điểm này có thể được dự kiến ​​khi xem khoảng cách được xây dựng từ các hệ số tương quan như thế nào. Để xác nhận điều này, chúng tôi cung cấp hệ số tương quan tuyến tính Pearson của các biến này trong Bảng 1. Chúng tôi thấy rằng tất cả các biến của các phần tử trong hai ma trận có mối tương quan mạnh ngoại trừ kurtosis, cho thấy mạng MST của chúng tôi chứa hầu hết các thông tin thị trường. Nói chung, với một sự lựa chọn phù hợp của φ, mối quan hệ giữa ma trận hệ số tương quan và ma trận khoảng cách MST sẽ được tăng cường. Từ một loạt các bài kiểm tra, chúng tôi thấy rằng φ = 1 tháng hóa ra là sự lựa chọn tối ưu.</text:span></text:p>
        <text:section text:style-name="Sect1" text:name="Section3">
          <text:p text:style-name="P2"><text:line-break/></text:p>
        </text:section>
        <text:p text:style-name="P6"><text:soft-page-break/><text:line-break/></text:p>
        <text:p text:style-name="P11">Lựa chọn danh mục dựa trên các tham số tô pô</text:p>
        <text:p text:style-name="Standard"><text:line-break/><text:bookmark text:name="translation4"/><text:span text:style-name="T1">Năm tham số được sử dụng để đo trung tâm và ngoại vi của các nút trong danh mục đầu tư lựa chọn: (I) độ, (II) trung tính giữa, (III) khoảng cách về tiêu chuẩn độ, (IV) khoảng cách về tiêu chuẩn tương quan và (V) . Ở đây chúng tôi giới thiệu ngắn gọn các thông số này.</text:span></text:p>
        <text:section text:style-name="Sect1" text:name="Section4">
          <text:p text:style-name="P2"><text:line-break/><text:span text:style-name="T5">(I) Bằng K, số nút hàng xóm kết nối với một nút. K càng lớn thì càng có nhiều cạnh kết hợp với nút này.</text:span></text:p>
          <text:p text:style-name="Standard"><text:line-break/><text:line-break/><text:span text:style-name="T1">(II) Điểm trung gian giữa các điểm C, phản ánh sự đóng góp của một nút vào kết nối mạng. Gọi V là tập hợp các nút trong mạng. Đối với các nút i và j, C của một nút k có thể được tính như</text:span></text:p>
          <text:p text:style-name="Standard"><text:span text:style-name="T1"/></text:p>
          <text:p text:style-name="Standard"><draw:frame draw:style-name="fr2" draw:name="graphics3" text:anchor-type="paragraph" svg:width="1.6945in" svg:height="0.5693in" draw:z-index="2"><draw:image xlink:href="Pictures/100002010000007A00000029BCDFF7EC.png" xlink:type="simple" xlink:show="embed" xlink:actuate="onLoad"/></draw:frame><text:line-break/><text:line-break/></text:p>
        </text:section>
        <text:p text:style-name="P6"><text:line-break/><text:line-break/><text:span text:style-name="T1">trong đó σij là số các đường đi ngắn nhất từ ​​nút i đến nút j, σij (V) là một tiểu ngành của σij mà các tuyến đường đi qua nút này k.</text:span></text:p>
        <text:p text:style-name="P6"><text:span text:style-name="T1">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span></text:p>
        <text:p text:style-name="P6"><text:span text:style-name="T1"/></text:p>
        <text:list xml:id="list8703367238434565195" text:style-name="L1">
          <text:list-item>
            <text:p text:style-name="P4">Khoảng cách dựa trên tiêu chuẩn độ Ddegree, nút trung tâm là nút có mức độ lớn nhất.</text:p>
          </text:list-item>
        </text:list>
        <text:p text:style-name="Standard"/>
        <text:list xml:id="list7278739224252222670" text:style-name="L2">
          <text:list-item>
            <text:p text:style-name="P8">Khoảng cách dựa trên tiêu chí tương quan Sự tương <text:soft-page-break/>quan, một nút trung tâm là nút có giá trị cao nhất của tổng các hệ số tương quan với các hàng xóm của nó;</text:p>
          </text:list-item>
          <text:list-item>
            <text:p text:style-name="P8">Khoảng cách trên tiêu chí khoảng cách Ddistance, nút trung tâm là nút cho giá trị nhỏ nhất cho khoảng cách trung bình. </text:p>
            <text:p text:style-name="P8"/>
            <text:p text:style-name="P8">Chúng tôi sử dụng các thông số được xác định ở trên để chọn danh mục đầu tư. Các nút có độ phân giải cao nhất là 10% hoặc trung tính giữa các nút được chọn để nằm trong danh mục trung tâm, và các nút có mức bằng 1 hoặc giữa trung tâm bằng 0 được chọn để nằm trong danh mục ngoại vi. Tương tự như vậy, chúng tôi xác định các nút trong 10% đầu trang theo khoảng cách là cổ phiếu của các danh mục ngoại vi, và dưới 10% là cổ phiếu của danh mục trung ương. Sự khác biệt trong các định nghĩa kết quả từ một lý do đơn giản: Trong một mạng MST, số nút ngoại biên (ví dụ các nút lá của một mạng) có độ bằng 1 và trung bình giữa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p>
          </text:list-item>
        </text:list>
        <text:section text:style-name="Sect1" text:name="Section5">
          <text:p text:style-name="P2"><text:line-break/></text:p>
        </text:section>
        <text:p text:style-name="P6"><text:span text:style-name="T3"><text:line-break/></text:span><text:bookmark text:name="article1.body1.sec2.sec2.p8"/><text:line-break/><text:bookmark text:name="translation5"/><text:span text:style-name="T1">Danh mục đầu tư trung tâm và các danh mục ngoại vi đại diện cho hai mặt đối diện của mối tương quan và sự kết tụ. Nói chung, cổ phiếu trung ương đóng một vai trò quan trọng trên thị trường và gây áp lực mạnh lên các cổ phiếu khác, trong khi mối tương quan giữa các cổ phiếu ngoại vi yếu và có nhiều tiếng ồn hơn các cổ phiếu trung tâm. Chúng tôi đã học được trong nghiên cứu của chúng tôi rằng hai loại danh mục đầu tư có tính năng riêng của họ trong điều kiện thị trường </text:span><text:soft-page-break/><text:span text:style-name="T1">khác nhau.</text:span></text:p>
        <text:section text:style-name="Sect1" text:name="Section6">
          <text:p text:style-name="P2"><text:line-break/></text:p>
          <text:p text:style-name="P14"/>
        </text:section>
        <text:p text:style-name="P9">Xác định đường chân trời đầu tư</text:p>
        <text:p text:style-name="Standard"><text:line-break/><text:bookmark text:name="translation6"/><text:span text:style-name="T1">Trong tiểu mục này, chúng ta sẽ thảo luận về sự lựa chọn tối ưu của độ dài của các chân trời đầu tư Δt. Nói chung, độ dài của các chân trời đầu tư không thể quá dài, nếu không các thuộc tính tô pô của mạng sẽ thay đổi và các danh mục đầu tư trung tâm hoặc ngoại vi được lựa chọn sẽ thay đổi theo. Mặt khác, độ dài của các chân trời đầu tư không thể quá ngắn, hoặc lợi nhuận sẽ bị ảnh hưởng lớn bởi tiếng ồn của thị trường hoặc các sự kiện ngoại sinh. Ở đây, chúng tôi so sánh lợi nhuận đạt được trong các khoảng thời gian khác nhau, tức là 1 tháng, 5 tháng, 10 tháng và 15 tháng.</text:span></text:p>
        <text:section text:style-name="Sect1" text:name="Section7">
          <text:p text:style-name="P2"><text:line-break/></text:p>
        </text:section>
        <text:p text:style-name="P7"><text:bookmark text:name="translation7"/>Tỷ lệ Sharpe, được định nghĩa là tỷ số giữa giá trị kỳ vọng của lợi nhuận vượt quá so với độ lệch tiêu chuẩn [55], được sử dụng rộng rãi để đánh giá hiệu quả của danh mục đầu tư trên thực tế [56, 57]. Bảng 2 cho thấy tỷ lệ Sharpe của danh mục đầu tư với các chân trời đầu tư khác nhau, trong đó không có chiều dài đặc biệt mà có thể tối đa hóa tỷ lệ Sharpe trong mọi trường hợp. Hơn nữa, một ANOVA một chiều được sử dụng để kiểm tra sự bình đẳng của lợi nhuận vượt quá thu được trong các khoảng thời gian khác nhau của các chân trời đầu tư. Trong Bảng 2, các giá trị p cho các chân trời khác nhau đều không đáng kể, cho thấy rằng việc lựa chọn độ dài chân trời không ảnh hưởng đến lợi nhuận của danh mục đầu tư. Để phù hợp với chiều dài của các phạm vi lựa chọn và các chân trời đầu tư, và để tạo điều kiện cho việc xác định các điều kiện thị trường, chúng ta chọn Δt = 10 tháng cho các khoản đầu tư danh mục đầu tư.</text:p>
        <text:section text:style-name="Sect1" text:name="Section8">
          <text:p text:style-name="P2"><text:line-break/></text:p>
        </text:section>
        <text:p text:style-name="P6"><text:line-break/><text:soft-page-break/></text:p>
        <text:p text:style-name="P12">Xác định các điều kiện thị trường</text:p>
        <text:p text:style-name="P13"><text:bookmark text:name="translation8"/>Các điều kiện thị trường, mô tả xu hướng chung của chỉ số thị trường trong một đường biên cụ thể, được đo bằng bốn tiêu chí: (I) tiêu chí ngày giao dịch, (II) tiêu chí biên độ, (III) "OR" tiêu chuẩn và (IV) " VÀ "tiêu chí. Các chỉ số thị trường tương ứng với thị trường Thượng Hải A-Share và thị trường A-Share Thâm Quyến là Chỉ số A-Share và A-Share của Thâm Quyến.</text:p>
        <text:section text:style-name="Sect1" text:name="Section9">
          <text:p text:style-name="P2"><text:line-break/></text:p>
        </text:section>
        <text:p text:style-name="P6"><text:line-break/><text:span text:style-name="T1">(I) Tiêu chí ngày giao dịch. Tỷ lệ số ngày có chỉ số tăng lên tổng số ngày giao dịch trong một khoảng thời gian cụ thể được cho bởi</text:span></text:p>
        <text:p text:style-name="Standard"><draw:frame draw:style-name="fr2" draw:name="graphics4" text:anchor-type="paragraph" svg:width="0.9028in" svg:height="0.5417in" draw:z-index="3"><draw:image xlink:href="Pictures/100002010000004100000027E90CC282.png" xlink:type="simple" xlink:show="embed" xlink:actuate="onLoad"/></draw:frame><text:line-break/><text:line-break/><text:line-break/><text:bookmark text:name="translation9"/><text:span text:style-name="T1">số ngày mà giá đóng cửa lớn hơn ngày của ngày hôm trước và Ni là tổng số ngày giao dịch trong cửa sổ thời gian thứ i. Tỷ số rd dao động từ 0 đến 1. Một giá trị lớn của rd đại diện cho một điều kiện drawup trong khi một giá trị nhỏ của rd đại diện cho một điều kiện drawndown. Với các ngưỡng θ + và θ-, chúng ta xác định một điều kiện rút gọn nếu rd&gt; θ +, một điều kiện rút gọn nếu rd &lt;θ-, và một điều kiện ổn định nếu θ- ≤ rd ≤ θ +.</text:span></text:p>
        <text:section text:style-name="Sect1" text:name="Section10">
          <text:p text:style-name="P2"><text:line-break/></text:p>
        </text:section>
        <text:p text:style-name="P6"><text:line-break/><text:line-break/><text:span text:style-name="T1">(II) Tiêu chuẩn biên độ. Tỷ lệ rf của tổng biên độ của các ngày giao dịch với chỉ số tăng lên tổng các biên độ của tổng số ngày giao dịch trong một cửa sổ thời gian cụ thể được cho bởi</text:span></text:p>
        <text:p text:style-name="Standard"><draw:frame draw:style-name="fr2" draw:name="graphics5" text:anchor-type="paragraph" svg:width="2.5972in" svg:height="0.611in" draw:z-index="4"><draw:image xlink:href="Pictures/10000201000000BB0000002C30EFFB49.png" xlink:type="simple" xlink:show="embed" xlink:actuate="onLoad"/></draw:frame><text:soft-page-break/><text:line-break/><text:line-break/><text:bookmark text:name="translation10"/><text:span text:style-name="T1">trong đó giá đóng cửa lớn hơn ngày của ngày hôm trước, Ti là tập hợp của tất cả các ngày giao dịch trong cửa sổ thời gian thứ i, và P (t) là giá đóng cửa trên t- thứ ngày. Tương tự, với các ngưỡng θ + và θ-, chúng ta xác định một điều kiện rút gọn nếu rf&gt; θ +, một điều kiện rút gọn nếu rf &lt;θ-, và một điều kiện ổn định nếu θ- ≤ rf ≤ θ +.</text:span></text:p>
        <text:section text:style-name="Sect1" text:name="Section11">
          <text:p text:style-name="P2"><text:line-break/><text:bookmark text:name="translation11"/><text:span text:style-name="T5">(III) tiêu chí "OR". Chúng ta xác định một điều kiện drawup nếu rd&gt; θ + hoặc rf&gt; θ + và một điều kiện rút gọn nếu rd &lt;θ- hoặc rf &lt;θ-. Một điều kiện ổn định được xác định nếu θ- ≤ rd ≤ θ + và θ- ≤ rf ≤ θ +. Các tình huống như rd&gt; θ + và rf &lt;θ-, hoặc rf&gt; θ + và rd &lt;θ- không tồn tại cho ngưỡng mà chúng ta chọn.</text:span></text:p>
          <text:section text:style-name="Sect1" text:name="Section12">
            <text:p text:style-name="P2"><text:line-break/></text:p>
          </text:section>
          <text:p text:style-name="P7"><text:bookmark text:name="translation12"/>(IV) tiêu chí "AND". Chúng ta xác định một điều kiện drawup nếu rd&gt; θ + và rf&gt; θ + và một điều kiện rút gọn nếu rd &lt;θ- và rf &lt;θ-. Một điều kiện ổn định được xác định nếu θ- ≤ rd ≤ θ + hoặc θ- ≤ rf ≤ θ +. Các tình huống như rd&gt; θ + và rf &lt;θ-, hoặc rf&gt; θ + và rd &lt;θ- không tồn tại cho ngưỡng mà chúng ta chọn.</text:p>
          <text:section text:style-name="Sect1" text:name="Section13">
            <text:p text:style-name="P2"><text:line-break/></text:p>
          </text:section>
          <text:p text:style-name="P6"><text:line-break/><text:line-break/><text:bookmark text:name="translation13"/><text:span text:style-name="T1">Các tỷ số rd và rf theo thời gian được thể hiện trong hình 1, trong đó mỗi điểm trên đường cong được đo bằng cách sử dụng các chỉ số thị trường trong một khoảng thời gian 10 tháng kể từ điểm này. Trong hình, các mô hình của rd và rf 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text:span><text:soft-page-break/><text:span text:style-name="T1">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điều kiện rút gọn và rút gọn không thể xác định rõ ràng. Các lựa chọn phù hợp khác của các ngưỡng xung quanh θ + = 0.55, θ- = 0.45 cũng đã được nghiên cứu và kết quả không thay đổi đáng kể.</text:span></text:p>
          <text:section text:style-name="Sect1" text:name="Section14">
            <text:p text:style-name="P2"><text:line-break/></text:p>
          </text:section>
          <text:p text:style-name="P6"><text:line-break/></text:p>
        </text:section>
        <text:p text:style-name="P7"><text:bookmark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chân trời nghiêng và biểu tượng chéo cho thấy một đường chân trời ổn định. Dường như hầu hết các điều kiện rút gọn và rút gọn được xác định trong nghiên cứu của chúng tôi đều phù hợp và bền vững ở cả hai thị trường.</text:p>
        <text:section text:style-name="Sect1" text:name="Section15">
          <text:p text:style-name="P2"><text:line-break/><text:bookmark text:name="translation15"/><text:span text:style-name="T5">Đối với mỗi cửa sổ thời gian chúng ta có được ba điều kiện thị trường có thể. Do đó, chúng tôi nhận được chín sự kết hợp của các điều kiện thị trường trong đường chân trời lựa chọn và đường chân trời đầu tư sau đây: rút ngắn khoảng cách lựa chọn và đường chân trời đầu tư (UU), rút ​​ngắn thời gian lựa chọn và ổn định trong đường chân trời đầu tư, và chiết khấu trong đường chân trời đầu tư (UD), ổn định trong tầm nhìn và lựa chọn trong đường chân trời đầu tư (SU), ổn định trong cả lựa chọn và mức độ đầu tư (SS), ổn định trong tầm nhìn lựa chọn và thu hẹp trong đường chân trời đầu tư (SD) , rút ​​khỏi giai đoạn lựa chọn và rút ngắn khoảng cách đầu tư (DU), rút ​​</text:span><text:soft-page-break/><text:span text:style-name="T5">khỏi tầm nhìn lựa chọn và xu hướng ổn định trong đường chân trời đầu tư (DS), và lựa chọn và đầu tư (DD).</text:span></text:p>
          <text:section text:style-name="Sect1" text:name="Section16">
            <text:p text:style-name="P2"><text:line-break/></text:p>
          </text:section>
          <text:p text:style-name="P6"><text:line-break/></text:p>
        </text:section>
        <text:p text:style-name="P6"><text:line-break/></text:p>
        <text:p text:style-name="P10">Kết Quả</text:p>
        <text:p text:style-name="P7">Sự phát triển của cấu trúc mạng</text:p>
        <text:p text:style-name="P13"><text:bookmark text:name="translation16"/>Thực tế, cấu trúc mạng đang phát triển theo thời gian và thay đổi đáng kể trong thời gian khủng hoảng. Một số đặc điểm tiến hóa của thị trường có thể được tìm thấy từ các tham số tô pô của mạng. Thứ nhất, trung bình của các hệ số tương quan giữa tất cả các cổ phiếu phản ánh tổng thể kết nối của cây trải, được thể hiện trong hình 3. Để tìm hiểu thêm về các chi tiết của sự tiến hóa của các hệ số tương quan trong mỗi cửa sổ, các hệ số tương quan khác nhau, trong một tiêu chuẩn sai lệch của giá trị trung bình cũng được thể hiện trong hình. Trung bình các hệ số tương quan tăng mạnh trong giai đoạn thị trường bị đổ vỡ vào năm 2001 và 2008. Khi thị trường hồi phục, trung bình các hệ số tương quan sẽ giảm tương ứng. Phát hiện này phù hợp với những kết luận được minh hoạ bởi các nghiên cứu trước đây, cho thấy sự kết nối giữa các cổ phiếu sẽ được tăng cường trong một cuộc khủng hoảng [10, 34].</text:p>
        <text:section text:style-name="Sect1" text:name="Section17">
          <text:p text:style-name="P2"><text:line-break/></text:p>
        </text:section>
        <text:p text:style-name="P6"><text:line-break/><text:bookmark text:name="translation17"/><text:span text:style-name="T1">Để hiểu rõ hơn về sự khác biệt của cấu trúc mạng theo thời gian t, chúng ta chọn hai ví dụ điển hình của các mạng MST bắt đầu từ ngày 1 tháng 1 năm 2000 và ngày 1 tháng 1 năm 2008 khi giá cổ phiếu ổn định ở cửa sổ cũ nhưng có sự thay đổi về sau. Cấu trúc mạng của họ được thể hiện trong hình 4. Chúng ta có thể thấy khoảng cách giữa các cổ phiếu nhỏ hơn nhiều, và mạng lưới tương ứng giảm đáng kể trong cuộc khủng hoảng thị trường năm 2008.</text:span></text:p>
        <text:section text:style-name="Sect1" text:name="Section18">
          <text:p text:style-name="P2"><text:line-break/></text:p>
        </text:section>
        <text:p text:style-name="P6"><text:line-break/><text:line-break/><text:bookmark text:name="translation18"/><text:span text:style-name="T1">Các thông số khác, cụ thể là độ, trung tính giữa, khoảng cách </text:span><text:soft-page-break/><text:span text:style-name="T1">về tiêu chuẩn độ, khoảng cách về tiêu chuẩn tương quan và khoảng cách trên tiêu chí khoảng cách, cụ thể hơn hệ số tương quan, vì vậy có thể cho chúng tôi biết thêm thông tin về các cổ phiếu và mạng. Các thông số này sẽ được sử dụng để lựa chọn danh mục đầu tư trong nghiên cứu sau này của chúng tôi.</text:span></text:p>
        <text:section text:style-name="Sect1" text:name="Section19">
          <text:p text:style-name="P2"><text:line-break/></text:p>
        </text:section>
        <text:p text:style-name="P6"><text:line-break/><text:line-break/><text:bookmark text:name="translation19"/><text:span text:style-name="T1">Độ tham số K mô tả mối quan hệ giữa chứng khoán và các nước láng giềng. Nhiều nghiên cứu đã phát hiện ra rằng mức độ trong các mạng lưới kinh nghiệm sau một phân phối quyền lực [48, 53, 58], trong đó sự phân bố của K có dạng P (K) ~ K-α. Ở đây, chúng ta quan sát hành vi quyền lực của hàm mật độ xác suất (PDF) của K trong hình 5. Phương pháp ước lượng tối đa được đề xuất bởi Newman được sử dụng để phù hợp với các phân bố [59]. Các đại diện α = 3,6202 và 3,5597 thu được cho P (K) trên thị trường Thượng Hải và Thâm Quyến A-Share. Một tham số khác, tính trung tâm giữa tính C phản ánh sự đóng góp của một cổ phiếu vào kết nối của toàn bộ mạng, tương tự mức độ đến một mức nào đó. Các PDF của C, cũng thể hiện trong hình 5, cho thấy một hành vi quyền lực pháp luật. Các số đại diện α = 2,0562 và 2,1927 được ước tính cho P (C) tại thị trường Thượng Hải và Thâm Quyến A-Share. Kết quả cho thấy tài sản tự do của các mạng MST ở hai thị trường cũng như sự liên kết mạnh mẽ giữa các cổ phiếu hiện có ở một số ít cổ phiếu trung ương, sự biến động có thể có ảnh hưởng lớn đến các nước láng giềng.</text:span></text:p>
        <text:section text:style-name="Sect1" text:name="Section20">
          <text:p text:style-name="P2"><text:line-break/></text:p>
        </text:section>
        <text:p text:style-name="P6"><text:line-break/><text:line-break/><text:line-break/><text:line-break/><text:line-break/><text:soft-page-break/><text:line-break/><text:bookmark text:name="translation20"/><text:span text:style-name="T1">Khoảng cách, là tổng chiều dài từ nút đến nút trung tâm của mạng, có ba loại theo sự lựa chọn của nút trung tâm trong nghiên cứu của chúng tôi, cụ thể là khoảng cách về tiêu chuẩn độ Ddegree, khoảng cách về tiêu chuẩn tương quan Độ tương phản và khoảng cách trên tiêu cự khoảng cách Ddistance . Các tệp PDF của chúng được thể hiện trong hình 6. Mặc dù ba loại khoảng cách khác nhau, nhưng sự phân bố cũng như các chứng khoán được lựa chọn theo các tiêu chí này có cùng hành vi. Như hình 6, có thể thấy rất ít cổ phiếu nằm cách xa nút trung tâm, trong khi hầu hết các cổ phiếu ở một khoảng cách tương đối ngắn từ nút trung tâm. Ngoài ra, chúng ta lưu ý rằng các mạng MST thay đổi theo thời gian, nút trung tâm của nó do đó cũng thay đổi.</text:span></text:p>
        <text:section text:style-name="Sect1" text:name="Section21">
          <text:p text:style-name="P2"><text:line-break/></text:p>
        </text:section>
        <text:p text:style-name="P6"><text:line-break/></text:p>
        <text:p text:style-name="P11">So sánh giữa các chiến lược đầu tư theo các điều kiện thị trường khác nhau</text:p>
        <text:p text:style-name="Standard"><text:line-break/><text:line-break/><text:bookmark text:name="translation21"/><text:span text:style-name="T1">Trong tiểu mục này, chúng tôi so sánh lợi nhuận của danh mục đầu tư trung và ngoại vi để tìm danh mục đầu tư tối ưu trong số các danh mục này. Danh mục đầu tư được lựa chọn bằng cách sử dụng năm tham số, tức là, K, C, Ddegree, Dcorrelation và Dcorrelation trong phạm vi lựa chọn, và lợi nhuận của danh mục đầu tư được lựa chọn được tính toán trong đường chân trời đầu tư sau. Thời hạn của thời hạn đầu tư được xác định là 10 tháng như đã thảo luận trong Xác định đường chân trời đầu tư trong Phương pháp. Trong bài báo này, thời hạn lựa chọn kéo dài từ ngày 1 tháng 1 năm 2000 đến ngày 31 tháng 2 năm 2014 và thời hạn đầu tư kéo dài từ ngày 01 tháng 11 năm 2000 đến ngày 31 tháng 12 năm 2014. Do đó chúng tôi có 161 điểm hàng ngày được sử dụng cho đầu tư danh mục đầu tư .</text:span></text:p>
        <text:section text:style-name="Sect1" text:name="Section22">
          <text:p text:style-name="P2"><text:line-break/></text:p>
        </text:section>
        <text:p text:style-name="P6"><text:line-break/><text:bookmark text:name="translation22"/><text:span text:style-name="T1">Chúng tôi tính toán lợi nhuận của các danh mục đầu tư trung và ngoại vi, và sử dụng lợi nhuận của các danh mục đầu tư ngẫu nhiên như là một chuẩn. Một danh mục đầu tư ngẫu nhiên được định nghĩa là một danh mục đầu tư được lựa chọn ngẫu nhiên có chứa 10% tổng số cổ phiếu. Đầu tiên chúng tôi phân loại các mẫu trả về danh mục đầu tư và danh mục đầu tư ngẫu nhiên thành các nhóm theo chín kết hợp của các điều kiện thị trường được xác định bằng ngưỡng θ + = 0.55, θ- = 0.45 dựa trên tiêu chí ngày giao dịch. Đối với mỗi sự kết hợp của các điều kiện thị trường, chúng tôi tính toán lợi nhuận trung bình của mỗi cổ phiếu trong nhóm danh mục được lựa chọn và lợi nhuận trung bình của mỗi cổ phiếu trong nhóm danh mục đầu tư ngẫu nhiên. Sự khác biệt giữa lợi </text:span><text:soft-page-break/><text:span text:style-name="T1">nhuận trung bình của danh mục đầu tư được lựa chọn và danh mục đầu tư ngẫu nhiên được định nghĩa là lợi nhuận vượt trội. Hơn nữa, một ANOVA một chiều được sử dụng để kiểm tra sự bình đẳng của lợi nhuận vượt trội giữa danh mục đầu tư trung ương và danh mục đầu tư ngoại vi trong cùng một điều kiện thị trường. Null giả thuyết của ANOVA một chiều, trong đó lợi nhuận vượt trội của danh mục đầu tư trung ương và danh mục đầu tư ngoại vi được bình đẳng, được kiểm tra ở một mức độ ý nghĩa cụ thể. Nếu giả thuyết không được bác bỏ, lợi nhuận vượt trội của hai danh mục đầu tư khác nhau đáng kể. Nếu giả thuyết không thể không bị bác bỏ, không có sự khác biệt đáng kể giữa lợi nhuận vượt trội của danh mục đầu tư trung ương và các danh mục đầu tư ngoại vi.</text:span></text:p>
        <text:section text:style-name="Sect1" text:name="Section23">
          <text:p text:style-name="P2"><text:line-break/></text:p>
        </text:section>
        <text:p text:style-name="P6"><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9T16:35:49</meta:creation-date>
    <meta:document-statistic meta:table-count="0" meta:image-count="5" meta:object-count="0" meta:page-count="24" meta:paragraph-count="81" meta:word-count="6106" meta:character-count="27136"/>
    <dc:date>2018-03-29T17:28:41</dc:date>
    <meta:editing-duration>PT5M46S</meta:editing-duration>
    <meta:editing-cycles>1</meta:editing-cycles>
    <meta:generator>OpenOffice/4.1.5$Unix OpenOffice.org_project/415m1$Build-9789</meta:generator>
  </office:meta>
</office:document-meta>
</file>